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1"/>
          <table:table-cell table:number-columns-repeated="4"/>
          <table:table-cell table:style-name="ce1" office:value-type="string">
            <text:p>Debit</text:p>
          </table:table-cell>
          <table:table-cell table:style-name="ce5" office:value-type="string">
            <text:p>Credit</text:p>
          </table:table-cell>
        </table:table-row>
        <table:table-row table:style-name="ro2">
          <table:table-cell office:value-type="string">
            <text:p><text:a xlink:href="python://for%20each=%22a%20in%20%20lines(data['form'])%22">python://for each="a in  lines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/>
          <table:table-cell table:style-name="ce3" office:value-type="string">
            <text:p><text:a xlink:href="python://get_debit(a['debit'], a['level'])">python://get_debit(a['debit'], a['level'])</text:a></text:p>
          </table:table-cell>
          <table:table-cell table:style-name="ce3" office:value-type="string">
            <text:p><text:a xlink:href="python://get_credit(a['credit'], a['level'])">python://get_credit(a['credit'], a['level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3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4" office:value-type="string">
            <text:p><text:a xlink:href="python://get_debit(a['debit'], a['level'])">python://get_debit(a['debit'], a['level'])</text:a></text:p>
          </table:table-cell>
          <table:table-cell table:style-name="ce4" office:value-type="string">
            <text:p><text:a xlink:href="python://get_credit(a['credit'], a['level'])">python://get_credit(a['credit'], a['level'])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4"/>
          <table:table-cell table:style-name="ce3" table:number-columns-repeated="2"/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3" office:value-type="string">
            <text:p>Total:</text:p>
          </table:table-cell>
          <table:table-cell table:style-name="ce3" office:value-type="string">
            <text:p><text:a xlink:href="python://get_total_debit()">python://get_total_debit()</text:a></text:p>
          </table:table-cell>
          <table:table-cell table:style-name="ce3" office:value-type="string">
            <text:p><text:a xlink:href="python://get_total_credit()">python://get_total_credit()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27/11/2013</text:date>, <text:time>17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24T12:40:26</meta:creation-date>
    <meta:generator>LibreOffice/3.4$Linux LibreOffice_project/340m1$Build-502</meta:generator>
    <dc:date>2013-11-27T17:40:30</dc:date>
    <dc:creator>serpent02 </dc:creator>
    <meta:editing-duration>PT1H10M34S</meta:editing-duration>
    <meta:editing-cycles>18</meta:editing-cycles>
    <meta:document-statistic meta:table-count="3" meta:cell-count="25" meta:object-count="0"/>
  </office:meta>
</office:document-meta>
</file>